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0pt" style:font-size-asian="20pt" style:font-size-complex="20pt"/>
    </style:style>
    <style:style style:name="T1" style:family="text">
      <style:text-properties fo:color="#000000" style:font-name="Segoe UI" fo:font-size="11pt" fo:font-weight="normal" style:font-name-asian="Segoe UI" style:font-size-asian="11pt" style:font-weight-asian="normal" style:font-name-complex="Segoe UI" style:font-size-complex="11pt" style:font-weight-complex="normal"/>
    </style:style>
    <style:style style:name="T2" style:family="text">
      <style:text-properties fo:color="#000000" style:font-name="Segoe UI" fo:font-size="11pt" style:text-underline-style="none" fo:font-weight="normal" style:font-name-asian="Segoe UI" style:font-size-asian="11pt" style:font-weight-asian="normal" style:font-name-complex="Segoe UI" style:font-size-complex="11pt" style:font-weight-complex="normal"/>
    </style:style>
    <style:style style:name="T3" style:family="text">
      <style:text-properties fo:color="#000000" style:font-name="Segoe UI" fo:font-size="16pt" fo:font-weight="normal" style:font-name-asian="Segoe UI" style:font-size-asian="16pt" style:font-weight-asian="normal" style:font-name-complex="Segoe UI" style:font-size-complex="16pt" style:font-weight-complex="normal"/>
    </style:style>
    <style:style style:name="T4" style:family="text">
      <style:text-properties fo:color="#000000" style:font-name="Segoe UI" fo:font-size="16pt" style:text-underline-style="solid" style:text-underline-width="auto" style:text-underline-color="font-color" fo:font-weight="bold" style:font-name-asian="Segoe UI" style:font-size-asian="16pt" style:font-weight-asian="bold" style:font-name-complex="Segoe UI" style:font-size-complex="16pt" style:font-weight-complex="bold"/>
    </style:style>
    <style:style style:name="T5" style:family="text">
      <style:text-properties fo:color="#000000" style:font-name="Segoe UI" fo:font-size="16pt" style:text-underline-style="none" fo:font-weight="normal" style:font-name-asian="Segoe UI" style:font-size-asian="16pt" style:font-weight-asian="normal" style:font-name-complex="Segoe UI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ian charity</text:p>
      <text:p text:style-name="P1"/>
      <text:p text:style-name="P1">Thursday 24 April 2025</text:p>
      <text:p text:style-name="P1"/>
      <text:p text:style-name="P1">If the greatest thing is love. And that the fullfillment of the Christian faith is love. </text:p>
      <text:p text:style-name="P1"/>
      <text:p text:style-name="P1">25 August 2025</text:p>
      <text:p text:style-name="P1"/>
      <text:p text:style-name="P1"><text:span text:style-name="T1">1Jo 4:16</text:span><text:span text:style-name="T3"> <text:s/>And we have known and believed the </text:span><text:span text:style-name="T4">love</text:span><text:span text:style-name="T5"> that </text:span><text:span text:style-name="T4">God</text:span><text:span text:style-name="T5"> hath to us. </text:span><text:span text:style-name="T4">God</text:span><text:span text:style-name="T5"> </text:span><text:span text:style-name="T4">is</text:span><text:span text:style-name="T5"> </text:span><text:span text:style-name="T4">love</text:span><text:span text:style-name="T5">; and he that dwelleth in </text:span><text:span text:style-name="T4">love</text:span><text:span text:style-name="T5"> dwelleth in </text:span><text:span text:style-name="T4">God</text:span><text:span text:style-name="T5">, and </text:span><text:span text:style-name="T4">God</text:span><text:span text:style-name="T5"> in him.</text:span></text:p>
      <text:p text:style-name="P1"><text:span text:style-name="T5"/></text:p>
      <text:p text:style-name="P1"><text:span text:style-name="T5">Ok love. So what is love? In the verse I am using ie 1 John 4:16 love translates from the Greek word agape. Most people seem to think that love is a feeling or a emotion and will tend to define it in those terms. However I was struck by the video that Faith Goldy showed, which was a video of a Roman Catholic priest. In which he defined love in different terms. On his platform he had a large wooden cross, and he went up to it and pointed to it and maybe even put his arms wound it, and said THIS IS LOVE. It is not a feeling or a emotion. Is love goosebumps and tears? </text:span></text:p>
      <text:p text:style-name="P1"><text:span text:style-name="T5"/></text:p>
      <text:p text:style-name="P1"><text:span text:style-name="T2">Joh 15:13</text:span><text:span text:style-name="T5"> <text:s/></text:span><text:span text:style-name="T4">Greater</text:span><text:span text:style-name="T5"> </text:span><text:span text:style-name="T4">love</text:span><text:span text:style-name="T5"> hath no man than this, that a man lay down his life for his friends.</text:span></text:p>
      <text:p text:style-name="P1"><text:span text:style-name="T5"/></text:p>
      <text:p text:style-name="P1"><text:span text:style-name="T5">Here the Lord Jesus is not talking about goosbumps and tears. He is talking about laying down ones life for ones friends.......i believe that this is more than a feeling but a ac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4-24T23:38:07.77</meta:creation-date>
    <dc:date>2025-08-25T14:18:12.28</dc:date>
    <meta:editing-duration>PT1H9M40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8" meta:word-count="226" meta:character-count="1135"/>
  </office:meta>
</office:document-meta>
</file>